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570000003EECA9DC30AE94650F.png" manifest:media-type="image/png"/>
  <manifest:file-entry manifest:full-path="Pictures/100002010000076E0000002A80131E90F018A0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e42e" officeooo:paragraph-rsid="0017e42e"/>
    </style:style>
    <style:style style:name="P2" style:family="paragraph" style:parent-style-name="Standard">
      <style:text-properties officeooo:rsid="0019da2a" officeooo:paragraph-rsid="0019da2a"/>
    </style:style>
    <style:style style:name="T1" style:family="text">
      <style:text-properties officeooo:rsid="0019da2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th more investigation it seems like all the testing was done against the dummy <text:span text:style-name="T1">data </text:span>that came with iris. <text:s/>Most of the errors have gone away after I filled some of the tables. <text:s/>Started working on testing some other functions but ran into some snags with how they layout there test environment. <text:s/><text:span text:style-name="T1">They use a lot of mock testing which I need to get my head around a little better. <text:s/></text:span></text:p>
      <text:p text:style-name="P1"/>
      <text:p text:style-name="P2">Here is what I have so far for the unit tests:</text:p>
      <text:p text:style-name="P2"><draw:frame draw:style-name="fr1" draw:name="Image1" text:anchor-type="paragraph" svg:width="6.9252in" svg:height="0.1528in" draw:z-index="0"><draw:image xlink:href="Pictures/100002010000076E0000002A80131E90F018A09F.png" xlink:type="simple" xlink:show="embed" xlink:actuate="onLoad" loext:mime-type="image/x-vclgraphic"/></draw:frame>For e2e:</text:p>
      <text:p text:style-name="P2"><draw:frame draw:style-name="fr1" draw:name="Image2" text:anchor-type="paragraph" svg:width="6.9252in" svg:height="0.2283in" draw:z-index="1"><draw:image xlink:href="Pictures/10000201000007570000003EECA9DC30AE94650F.png" xlink:type="simple" xlink:show="embed" xlink:actuate="onLoad" loext:mime-type="image/x-vclgraphic"/></draw:frame></text:p>
      <text:p text:style-name="P2">Alot of this stuff is testing functionality we don’t use curren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7T07:55:30.985759548</meta:creation-date>
    <dc:date>2022-02-17T16:38:54.629072527</dc:date>
    <meta:editing-duration>PT26S</meta:editing-duration>
    <meta:editing-cycles>1</meta:editing-cycles>
    <meta:document-statistic meta:table-count="0" meta:image-count="2" meta:object-count="0" meta:page-count="1" meta:paragraph-count="4" meta:word-count="94" meta:character-count="501" meta:non-whitespace-character-count="406"/>
    <meta:generator>LibreOffice/6.0.7.3$Linux_X86_64 LibreOffice_project/00m0$Build-3</meta:generator>
  </office:meta>
</office:document-meta>
</file>